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aulw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87b34aa">1. CNNS</text:a></text:p>
          <text:p text:style-name="Contents_20_2"><text:a xlink:type="simple" xlink:href="#org4e13425">1.1. CNNS vs fully connected DNNS</text:a></text:p>
          <text:p text:style-name="Contents_20_2"><text:a xlink:type="simple" xlink:href="#org2a1170e">1.2. 3 CONV layers</text:a></text:p>
          <text:p text:style-name="Contents_20_2"><text:a xlink:type="simple" xlink:href="#orgbcbfbe5">1.3. GPU runs out of memory</text:a></text:p>
          <text:p text:style-name="Contents_20_2"><text:a xlink:type="simple" xlink:href="#orgde8b951">1.4. Why max pooling</text:a></text:p>
          <text:p text:style-name="Contents_20_2"><text:a xlink:type="simple" xlink:href="#org63dce06">1.5. Local Response Normalization Layer</text:a></text:p>
          <text:p text:style-name="Contents_20_2"><text:a xlink:type="simple" xlink:href="#org6189f4f">1.6. Alex Nets</text:a></text:p>
          <text:p text:style-name="Contents_20_2"><text:a xlink:type="simple" xlink:href="#org1c8a1c7">1.7. Other Architectures</text:a></text:p>
          <text:p text:style-name="Contents_20_2"><text:a xlink:type="simple" xlink:href="#orga422c7c">1.8. Fully Convolutional Layes</text:a></text:p>
          <text:p text:style-name="Contents_20_2"><text:a xlink:type="simple" xlink:href="#org3410e43">1.9. Semantic Segmentation</text:a></text:p>
          <text:p text:style-name="Contents_20_2"><text:a xlink:type="simple" xlink:href="#org8789c78">1.10. CNN on MNIST</text:a></text:p>
          <text:p text:style-name="Contents_20_2"><text:a xlink:type="simple" xlink:href="#org518c419">1.11. </text:a></text:p>
        </text:index-body>
      </text:table-of-content>
      <text:h text:style-name="Heading_20_1" text:outline-level="1" text:is-list-header="false">
<text:bookmark-start text:name="OrgXref.org87b34aa"/>
<text:bookmark text:name="org87b34aa"/>CNNS
<text:bookmark-end text:name="OrgXref.org87b34aa"/></text:h>
      <text:h text:style-name="Heading_20_2" text:outline-level="2" text:is-list-header="false">
<text:bookmark-start text:name="OrgXref.org4e13425"/>
<text:bookmark text:name="org4e13425"/>CNNS vs fully connected DNNS
<text:bookmark-end text:name="OrgXref.org4e13425"/></text:h>
      <text:h text:style-name="Heading_20_2" text:outline-level="2" text:is-list-header="false">
<text:bookmark-start text:name="OrgXref.org2a1170e"/>
<text:bookmark text:name="org2a1170e"/>3 CONV layers
<text:bookmark-end text:name="OrgXref.org2a1170e"/></text:h>
      <text:p text:style-name="Text_20_body">each with kernel 3x3
each with same padding
stride 2
</text:p>
      <text:p text:style-name="Text_20_body">lowest layer outputs 100 feature maps
middle layer outputs 200 feature maps
top layer outputs 400 feature maps
</text:p>
      <text:p text:style-name="Text_20_body">input images are RGP 200x300
</text:p>
      <text:p text:style-name="Text_20_body">total # of parameter in the CNN
how much ram for 32 bit floats
for single prediction
ram for training  on a mini-bach of 50 images
</text:p>
      <text:p text:style-name="Text_20_body">[200 x 300 x 3] = 3**3*600*100*200*400
               10,800,000,000
</text:p>
      <text:p text:style-name="Text_20_body">3x3x3+1 weights+bias = 28
first: 28x100
</text:p>
      <text:p text:style-name="Text_20_body">3x3x100 + 1 weights+bias = 901
first: 901x200
</text:p>
      <text:p text:style-name="Text_20_body">3x3x200 + 1 weights+bias = 1801
first: 1801x400
</text:p>
      <text:p text:style-name="Text_20_body">28x100
901x200
1801x400
</text:p>
      <text:list text:style-name="OrgBulletedList" text:continue-numbering="false">
        <text:list-item>
          <text:p text:style-name="Text_20_body">=  903400
</text:p>
        </text:list-item>
      </text:list>
      <text:p text:style-name="Text_20_body">Image
</text:p>
      <text:p text:style-name="Text_20_body">(200x300) (100x150) (50x75) (25x38)
</text:p>
      <text:p text:style-name="Text_20_body">32 bits is 4 bites
first layer takes: 4x100x150x100 = 6MB
second layer takes:4x200x75x50 = 3MB
third layer takes: 4x400x38x25 = 1.5MB
parameter take : 4x903400 = 3.6
</text:p>
      <text:p text:style-name="Text_20_body">11.5M5 - 1.5MB + 3.6MB = 12.6MB
</text:p>
      <text:h text:style-name="Heading_20_2" text:outline-level="2" text:is-list-header="false">
<text:bookmark-start text:name="OrgXref.orgbcbfbe5"/>
<text:bookmark text:name="orgbcbfbe5"/>GPU runs out of memory
<text:bookmark-end text:name="OrgXref.orgbcbfbe5"/></text:h>
      <text:h text:style-name="Heading_20_2" text:outline-level="2" text:is-list-header="false">
<text:bookmark-start text:name="OrgXref.orgde8b951"/>
<text:bookmark text:name="orgde8b951"/>Why max pooling
<text:bookmark-end text:name="OrgXref.orgde8b951"/></text:h>
      <text:h text:style-name="Heading_20_2" text:outline-level="2" text:is-list-header="false">
<text:bookmark-start text:name="OrgXref.org63dce06"/>
<text:bookmark text:name="org63dce06"/>Local Response Normalization Layer
<text:bookmark-end text:name="OrgXref.org63dce06"/></text:h>
      <text:h text:style-name="Heading_20_2" text:outline-level="2" text:is-list-header="false">
<text:bookmark-start text:name="OrgXref.org6189f4f"/>
<text:bookmark text:name="org6189f4f"/>Alex Nets
<text:bookmark-end text:name="OrgXref.org6189f4f"/></text:h>
      <text:h text:style-name="Heading_20_2" text:outline-level="2" text:is-list-header="false">
<text:bookmark-start text:name="OrgXref.org1c8a1c7"/>
<text:bookmark text:name="org1c8a1c7"/>Other Architectures
<text:bookmark-end text:name="OrgXref.org1c8a1c7"/></text:h>
      <text:h text:style-name="Heading_20_2" text:outline-level="2" text:is-list-header="false">
<text:bookmark-start text:name="OrgXref.orga422c7c"/>
<text:bookmark text:name="orga422c7c"/>Fully Convolutional Layes
<text:bookmark-end text:name="OrgXref.orga422c7c"/></text:h>
      <text:h text:style-name="Heading_20_2" text:outline-level="2" text:is-list-header="false">
<text:bookmark-start text:name="OrgXref.org3410e43"/>
<text:bookmark text:name="org3410e43"/>Semantic Segmentation
<text:bookmark-end text:name="OrgXref.org3410e43"/></text:h>
      <text:h text:style-name="Heading_20_2" text:outline-level="2" text:is-list-header="false">
<text:bookmark-start text:name="OrgXref.org8789c78"/>
<text:bookmark text:name="org8789c78"/>CNN on MNIST
<text:bookmark-end text:name="OrgXref.org8789c78"/></text:h>
      <text:h text:style-name="Heading_20_2" text:outline-level="2" text:is-list-header="false">
<text:bookmark-start text:name="OrgXref.org518c419"/>
<text:bookmark text:name="org518c419"/>
<text:bookmark-end text:name="OrgXref.org518c419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ulw</dc:creator>
    <meta:initial-creator>aulw</meta:initial-creator>
    <dc:date>2023-06-25T22:05:28</dc:date>
    <meta:creation-date>2023-06-25T22:05:28</meta:creation-date>
    <meta:generator>Emacs 27.1 (Org mode 9.3)</meta:generator>
    <meta:keyword/>
    <dc:subject/>
    <dc:title/>
  </office:meta>
</office:document-meta>
</file>